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4" style:family="table">
      <style:table-properties style:width="6.4104in" fo:margin-left="0.5125in" fo:margin-right="0.0021in" table:align="margins"/>
    </style:style>
    <style:style style:name="Table4.A" style:family="table-column">
      <style:table-column-properties style:column-width="3.3118in" style:rel-column-width="33857*"/>
    </style:style>
    <style:style style:name="Table4.B" style:family="table-column">
      <style:table-column-properties style:column-width="3.0986in" style:rel-column-width="3167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fo:margin-left="0.4917in" fo:margin-right="-0.0035in" table:align="margins"/>
    </style:style>
    <style:style style:name="Table2.A" style:family="table-column">
      <style:table-column-properties style:rel-column-width="26054*"/>
    </style:style>
    <style:style style:name="Table2.B" style:family="table-column">
      <style:table-column-properties style:rel-column-width="18637*"/>
    </style:style>
    <style:style style:name="Table2.C" style:family="table-column">
      <style:table-column-properties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4271in" table:align="right"/>
    </style:style>
    <style:style style:name="Table11.A" style:family="table-column">
      <style:table-column-properties style:column-width="2.5979in"/>
    </style:style>
    <style:style style:name="Table11.B" style:family="table-column">
      <style:table-column-properties style:column-width="3.8292in"/>
    </style:style>
    <style:style style:name="Table11.A1" style:family="table-cell">
      <style:table-cell-properties fo:padding="0.0382in" fo:border-left="none" fo:border-right="none" fo:border-top="none" fo:border-bottom="0.0007in solid #000000"/>
    </style:style>
    <style:style style:name="Table11.B1" style:family="table-cell">
      <style:table-cell-properties fo:padding="0.0382in" fo:border-left="0.0007in solid #000000" fo:border-right="none" fo:border-top="none" fo:border-bottom="0.0007in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0.0007in solid #000000" fo:border-right="none" fo:border-top="none" fo:border-bottom="none"/>
    </style:style>
    <style:style style:name="Table3" style:family="table">
      <style:table-properties style:width="6.1778in" table:align="right"/>
    </style:style>
    <style:style style:name="Table3.A" style:family="table-column">
      <style:table-column-properties style:column-width="2.716in"/>
    </style:style>
    <style:style style:name="Table3.B" style:family="table-column">
      <style:table-column-properties style:column-width="3.4618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6.4472in" table:align="right"/>
    </style:style>
    <style:style style:name="Table5.A" style:family="table-column">
      <style:table-column-properties style:column-width="2.4361in"/>
    </style:style>
    <style:style style:name="Table5.B" style:family="table-column">
      <style:table-column-properties style:column-width="4.011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3.9347in" table:align="margins"/>
    </style:style>
    <style:style style:name="Table6.A" style:family="table-column">
      <style:table-column-properties style:column-width="0.3931in" style:rel-column-width="6546*"/>
    </style:style>
    <style:style style:name="Table6.B" style:family="table-column">
      <style:table-column-properties style:column-width="0.3938in" style:rel-column-width="6558*"/>
    </style:style>
    <style:style style:name="Table6.J" style:family="table-column">
      <style:table-column-properties style:column-width="0.3938in" style:rel-column-width="6561*"/>
    </style:style>
    <style:style style:name="Table6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J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Georgia1" fo:font-size="8pt"/>
    </style:style>
    <style:style style:name="P5" style:family="paragraph" style:parent-style-name="Table_20_Contents">
      <style:paragraph-properties fo:text-align="start" style:justify-single-word="false"/>
      <style:text-properties style:font-name="Georgia1" fo:font-size="8pt" style:font-size-asian="8pt" style:font-size-complex="8pt"/>
    </style:style>
    <style:style style:name="P6" style:family="paragraph" style:parent-style-name="Table_20_Contents">
      <style:text-properties fo:color="#008000" style:font-name="Georgia" fo:font-size="8pt" style:font-size-asian="8pt" style:font-size-complex="8pt"/>
    </style:style>
    <style:style style:name="P7" style:family="paragraph" style:parent-style-name="Table_20_Contents">
      <style:text-properties style:font-name="Courier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336600" style:font-name="Courier" fo:font-size="8pt" style:font-size-asian="8pt" style:font-size-complex="8pt"/>
    </style:style>
    <style:style style:name="P9" style:family="paragraph" style:parent-style-name="Table_20_Contents">
      <style:text-properties fo:color="#336633" style:font-name="Courier" fo:font-size="8pt"/>
    </style:style>
    <style:style style:name="P10" style:family="paragraph" style:parent-style-name="Standard">
      <style:text-properties style:font-name="Courier" fo:font-size="8pt"/>
    </style:style>
    <style:style style:name="P11" style:family="paragraph" style:parent-style-name="Standard">
      <style:text-properties style:font-name="Courier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Courier" fo:font-size="8pt"/>
    </style:style>
    <style:style style:name="P14" style:family="paragraph" style:parent-style-name="Standard" style:list-style-name="L1">
      <style:text-properties style:font-name="Georgia" fo:font-size="8pt" style:font-size-asian="8pt" style:font-size-complex="8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P16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Georgia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 style:list-style-name="L1">
      <style:text-properties style:font-name="Courier" fo:font-size="8pt" style:font-size-asian="8pt" style:font-size-complex="8pt"/>
    </style:style>
    <style:style style:name="P20" style:family="paragraph" style:parent-style-name="Standard" style:list-style-name="L1">
      <style:text-properties fo:color="#008000" style:font-name="Courier" fo:font-size="8pt" style:font-size-asian="8pt" style:font-size-complex="8pt"/>
    </style:style>
    <style:style style:name="P21" style:family="paragraph" style:parent-style-name="Standard" style:list-style-name="L1">
      <style:text-properties fo:color="#008000" style:font-name="Courier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L1">
      <style:text-properties fo:color="#336600" style:font-name="Courier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Georgia1" fo:font-size="8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Georgia1" fo:font-size="8pt" style:font-size-asian="8pt" style:font-size-complex="8pt"/>
    </style:style>
    <style:style style:name="P25" style:family="paragraph" style:parent-style-name="Standard" style:list-style-name="L1">
      <style:text-properties fo:color="#336633" style:font-name="Courier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8pt" style:font-size-asian="8pt" style:font-size-complex="8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ourier2" fo:font-size="8pt" style:font-size-asian="8pt" style:font-size-complex="8pt"/>
    </style:style>
    <style:style style:name="P28" style:family="paragraph" style:parent-style-name="answer" style:list-style-name="L1"/>
    <style:style style:name="P29" style:family="paragraph" style:parent-style-name="Text_20_body" style:list-style-name="L1">
      <style:text-properties style:font-name="Georgia1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 style:list-style-name="L1">
      <style:paragraph-properties fo:text-align="start" style:justify-single-word="false"/>
      <style:text-properties style:font-name="Georgia1" fo:font-size="8pt" fo:font-weight="normal" style:font-size-asian="8pt" style:font-weight-asian="normal" style:font-size-complex="8pt" style:font-weight-complex="normal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Georgia1" fo:font-size="8pt" style:font-size-asian="8pt" style:font-size-complex="8pt"/>
    </style:style>
    <style:style style:name="P32" style:family="paragraph" style:parent-style-name="Text_20_body" style:list-style-name="L1">
      <style:text-properties style:font-name="Georgia1" fo:font-size="8pt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Georgia"/>
    </style:style>
    <style:style style:name="T2" style:family="text">
      <style:text-properties style:font-name="Georgia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8pt" style:font-size-complex="8pt"/>
    </style:style>
    <style:style style:name="T5" style:family="text">
      <style:text-properties fo:font-weight="bold" style:font-size-asian="8pt" style:font-weight-asian="bold" style:font-size-complex="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font-name="Courier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 fo:font-weight="normal" style:font-weight-asian="normal" style:font-weight-complex="normal"/>
    </style:style>
    <style:style style:name="T11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Georgia1"/>
    </style:style>
    <style:style style:name="T16" style:family="text">
      <style:text-properties style:font-name="Georgia1" fo:font-weight="normal" style:font-weight-asian="normal" style:font-weight-complex="normal"/>
    </style:style>
    <style:style style:name="T17" style:family="text">
      <style:text-properties style:font-name="Courier1"/>
    </style:style>
    <style:style style:name="T18" style:family="text">
      <style:text-properties style:font-name="Courier1" fo:font-weight="bold"/>
    </style:style>
    <style:style style:name="T19" style:family="text">
      <style:text-properties style:font-name="Courier1" fo:font-weight="bold" style:font-weight-asian="bold" style:font-weight-complex="bold"/>
    </style:style>
    <style:style style:name="T20" style:family="text">
      <style:text-properties style:font-name="Courier1" fo:font-weight="bold" style:font-size-asian="8pt" style:font-size-complex="8pt"/>
    </style:style>
    <style:style style:name="T21" style:family="text">
      <style:text-properties style:font-size-asian="8pt" style:font-size-complex="8pt"/>
    </style:style>
    <style:style style:name="T22" style:family="text">
      <style:text-properties fo:color="#008000"/>
    </style:style>
    <style:style style:name="T23" style:family="text">
      <style:text-properties fo:color="#008000" style:font-name="Courier"/>
    </style:style>
    <style:style style:name="T24" style:family="text">
      <style:text-properties fo:color="#008000" style:font-name="Courier" fo:background-color="#ffffff"/>
    </style:style>
    <style:style style:name="T25" style:family="text">
      <style:text-properties fo:color="#008000" style:font-name="Courier" fo:font-weight="normal" style:font-weight-asian="normal" style:font-weight-complex="normal"/>
    </style:style>
    <style:style style:name="T26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8000" style:text-line-through-style="solid"/>
    </style:style>
    <style:style style:name="T28" style:family="text">
      <style:text-properties fo:color="#008000" style:text-line-through-style="none" style:font-name="Georgia"/>
    </style:style>
    <style:style style:name="T29" style:family="text">
      <style:text-properties style:text-line-through-style="solid"/>
    </style:style>
    <style:style style:name="T30" style:family="text">
      <style:text-properties style:text-line-through-style="solid" style:font-name="Courier"/>
    </style:style>
    <style:style style:name="T31" style:family="text">
      <style:text-properties style:text-line-through-style="solid" style:font-name="Courier" fo:font-weight="normal" style:font-weight-asian="normal" style:font-weight-complex="normal"/>
    </style:style>
    <style:style style:name="T32" style:family="text">
      <style:text-properties style:text-line-through-style="solid" fo:font-weight="normal" style:font-weight-asian="normal" style:font-weight-complex="normal"/>
    </style:style>
    <style:style style:name="T33" style:family="text">
      <style:text-properties style:text-line-through-style="solid" style:font-name="Georgia"/>
    </style:style>
    <style:style style:name="T34" style:family="text">
      <style:text-properties fo:background-color="#ffff00"/>
    </style:style>
    <style:style style:name="T35" style:family="text">
      <style:text-properties fo:color="#336633" style:font-name="Courier"/>
    </style:style>
    <style:style style:name="T36" style:family="text">
      <style:text-properties fo:color="#336600" style:font-name="Courier"/>
    </style:style>
    <style:style style:name="T37" style:family="text">
      <style:text-properties fo:color="#336600" style:font-name="Courier" fo:font-weight="normal" style:font-size-asian="8pt" style:font-weight-asian="normal" style:font-size-complex="8pt" style:font-weight-complex="normal"/>
    </style:style>
    <style:style style:name="T38" style:family="text">
      <style:text-properties style:text-line-through-style="none"/>
    </style:style>
    <style:style style:name="T39" style:family="text">
      <style:text-properties style:font-name="Courier2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3">Name:</text:span>______________________________________</text:p>
          </table:table-cell>
          <table:table-cell office:value-type="string">
            <text:p text:style-name="P2"><text:span text:style-name="T3">Date:</text:span><text:span text:style-name="T6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12"><text:line-break/>CSCSCI-UA.0002 – Midterm #2 – Practice Questions<text:line-break/></text:p>
      <text:list xml:id="list2415816081298779881" text:style-name="L1">
        <text:list-item>
          <text:p text:style-name="P14">If the following code is executed ...<text:span text:style-name="T8"><text:line-break/><text:line-break/>a = [4, 5, 6]</text:span></text:p>
          <text:p text:style-name="P19">b = [3, 1, 2]</text:p>
          <text:p text:style-name="P19">a.extend([20, 15])</text:p>
          <text:p text:style-name="P19">c = b.sort()</text:p>
          <text:p text:style-name="P19">d = [1,2]</text:p>
          <text:p text:style-name="P19">a.append(b.pop())</text:p>
          <text:p text:style-name="P14"><text:span text:style-name="T8">d.append(b)</text:span><text:line-break/><text:line-break/>What are the values of a, b, c, and d <text:span text:style-name="T3">after</text:span> running the code? (2 points)<text:line-break/><text:line-break/><text:span text:style-name="T8">(a)____</text:span><text:span text:style-name="T24">[4, 5, 6, 20, 15, 3]</text:span><text:span text:style-name="T8">________<text:tab/>(b)____</text:span><text:span text:style-name="T23">[1, 2]</text:span><text:span text:style-name="T8">________________________ <text:line-break/><text:line-break/>(c)____</text:span><text:span text:style-name="T23">None</text:span><text:span text:style-name="T8">________________________<text:tab/>(d)______</text:span><text:span text:style-name="T23">[1, 2, [1, 2]]</text:span><text:span text:style-name="T8">______________<text:line-break/><text:line-break/></text:span></text:p>
        </text:list-item>
        <text:list-item>
          <text:p text:style-name="P14">What is a <text:span text:style-name="T3">list</text:span>? <text:s text:c="2"/>Name two <text:span text:style-name="T3">operations</text:span> or <text:span text:style-name="T3">constructs</text:span> that lists and strings share. (2 points)<text:line-break/><text:line-break/><text:line-break/><text:span text:style-name="T22">A list is an ordered sequence of values (any value). <text:s/>Lists and strings both support +, *, [], [:]....</text:span><text:line-break/><text:line-break/></text:p>
        </text:list-item>
        <text:list-item>
          <text:p text:style-name="P14">The following program <text:span text:style-name="T3">draws a dashed line</text:span> horizontally across the window. <text:s/>There are five dashes. <text:s text:c="2"/>Each <text:span text:style-name="T3">dash is 20 pixels</text:span> long and the <text:span text:style-name="T3">gaps between each dash is 10 pixels</text:span> long. <text:span text:style-name="T3"><text:s/>Complete the missing portions </text:span>of the code below. <text:s/>(3 points)<text:line-break/><text:line-break/><text:span text:style-name="T8">import ___</text:span><text:span text:style-name="T23">turtle</text:span><text:span text:style-name="T8">_______<text:line-break/><text:line-break/></text:span></text:p>
          <text:p text:style-name="P19">raphaelle = __<text:span text:style-name="T22">turtle.Turtle()</text:span>_________<text:line-break/><text:line-break/>wn = turtle.Screen()</text:p>
          <text:p text:style-name="P19"><text:line-break/></text:p>
          <text:p text:style-name="P19">for i in ____<text:span text:style-name="T22">range(5)</text:span>____:<text:line-break/></text:p>
          <text:p text:style-name="P19"><text:s text:c="4"/>raphaelle.forward(20)<text:line-break/><text:line-break/></text:p>
          <text:p text:style-name="P19"><text:s text:c="4"/>raphaelle.__<text:span text:style-name="T22">up()</text:span>________</text:p>
          <text:p text:style-name="P19"><text:line-break/></text:p>
          <text:p text:style-name="P19"><text:s text:c="4"/>raphaelle.forward(__<text:span text:style-name="T22">10</text:span>_____)<text:line-break/><text:line-break/></text:p>
          <text:p text:style-name="P19"><text:s text:c="4"/>raphaelle.___<text:span text:style-name="T22">down()</text:span>_________</text:p>
          <text:p text:style-name="P19"/>
          <text:p text:style-name="P19">wn.mainloop()</text:p>
        </text:list-item>
      </text:list>
      <text:p text:style-name="P11"/>
      <text:list xml:id="list1343615149" text:continue-numbering="true" text:style-name="L1">
        <text:list-header>
          <text:p text:style-name="P19"/>
        </text:list-header>
        <text:list-item>
          <text:p text:style-name="P14">Name 3 <text:span text:style-name="T3">list</text:span> <text:span text:style-name="T3">methods</text:span> and 3 <text:span text:style-name="T3">string</text:span> <text:span text:style-name="T3">methods</text:span>: (3 points)</text:p>
          <text:p text:style-name="P14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List Methods</text:p>
          </table:table-cell>
          <table:table-cell table:style-name="Table4.B1" office:value-type="string">
            <text:p text:style-name="P3">String Methods</text:p>
          </table:table-cell>
        </table:table-row>
        <table:table-row>
          <table:table-cell table:style-name="Table4.A2" office:value-type="string">
            <text:p text:style-name="P6">append(object)</text:p>
            <text:p text:style-name="P6">extend(object)<text:line-break/>insert()</text:p>
            <text:p text:style-name="P6">sort()</text:p>
            <text:p text:style-name="P6">pop()</text:p>
            <text:p text:style-name="P6">index()</text:p>
            <text:p text:style-name="P6">count()<text:line-break/>remove(object)</text:p>
            <text:p text:style-name="P6">etc ...</text:p>
          </table:table-cell>
          <table:table-cell table:style-name="Table4.B2" office:value-type="string">
            <text:p text:style-name="P6">upper()</text:p>
            <text:p text:style-name="P6">lower()</text:p>
            <text:p text:style-name="P6">strip()</text:p>
            <text:p text:style-name="P6">isupper()</text:p>
            <text:p text:style-name="P6">islower()</text:p>
            <text:p text:style-name="P6">isdigit()</text:p>
            <text:p text:style-name="P6">isalpha()</text:p>
            <text:p text:style-name="P6">find(char)</text:p>
            <text:p text:style-name="P6">etc ...</text:p>
          </table:table-cell>
        </table:table-row>
      </table:table>
      <text:list xml:id="list1073455619" text:continue-numbering="true" text:style-name="L1">
        <text:list-item>
          <text:list>
            <text:list-header>
              <text:p text:style-name="P14"><text:line-break/></text:p>
            </text:list-header>
          </text:list>
        </text:list-item>
        <text:list-item>
          <text:p text:style-name="P14">What's the difference between a <text:span text:style-name="T3">method</text:span> and a <text:span text:style-name="T3">function</text:span>? <text:s/>(1 point)<text:line-break/><text:line-break/><text:line-break/><text:span text:style-name="T22">A method must be called on an object, a function does not.</text:span><text:line-break/><text:line-break/><text:line-break/></text:p>
        </text:list-item>
        <text:list-item>
          <text:p text:style-name="P29"><text:soft-page-break/><text:span text:style-name="T1">Cross out all of the statements that are false or evaluate to False. (3 points)<text:line-break/></text:span><text:span text:style-name="T8"><text:line-break/>(a) </text:span><text:span text:style-name="T30">7 not in ['hi', None, 7, 3]</text:span><text:span text:style-name="T8"><text:tab/><text:tab/>(e) </text:span><text:span text:style-name="T1">strings are immutable</text:span><text:span text:style-name="T8"> <text:line-break/><text:line-break/>(b) ['a', 6, 4, 5] &gt; ['a', -2, 4, 8]<text:tab/><text:tab/>(f) </text:span><text:span text:style-name="T33">the last index in a list is the length of that list</text:span></text:p>
          <text:p text:style-name="P14"><text:span text:style-name="T10">(c) </text:span><text:span text:style-name="T32">strings are an unordered sequence of characters</text:span><text:span text:style-name="T10"><text:tab/>(g) </text:span><text:span text:style-name="T31">'twelve'.isdigit()</text:span><text:line-break/><text:line-break/></text:p>
        </text:list-item>
        <text:list-item>
          <text:p text:style-name="P14">Write the output of each line of code. <text:s/>If there's an error, write Error. (3 points)<text:line-break/><text:line-break/>v<text:span text:style-name="T8">egetable = "turnip", </text:span></text:p>
          <text:p text:style-name="P19">i = len(vegetable) – 1<text:line-break/></text:p>
          <text:list>
            <text:list-item>
              <text:p text:style-name="P19">print(vegetable[2] + vegetable[-2] + vegetable[i])<text:tab/><text:tab/>(a)_____<text:span text:style-name="T22">rip</text:span>_____<text:line-break/></text:p>
            </text:list-item>
            <text:list-item>
              <text:p text:style-name="P19">print(vegetable[0])<text:tab/><text:tab/><text:tab/><text:tab/><text:tab/><text:tab/>(b)_____<text:span text:style-name="T22">t</text:span>_______<text:line-break/></text:p>
            </text:list-item>
            <text:list-item>
              <text:p text:style-name="P19">print(vegetable[i + 1])<text:tab/><text:tab/><text:tab/><text:tab/><text:tab/>(c)_____<text:span text:style-name="T22">Error</text:span>___<text:line-break/></text:p>
            </text:list-item>
            <text:list-item>
              <text:p text:style-name="P19">print("vegetable"[4:100])<text:tab/><text:tab/><text:tab/><text:tab/><text:tab/>(d)_____<text:span text:style-name="T22">table</text:span>___<text:line-break/></text:p>
            </text:list-item>
            <text:list-item>
              <text:p text:style-name="P19">print(vegetable[:3])<text:tab/><text:tab/><text:tab/><text:tab/><text:tab/><text:tab/>(e)_____<text:span text:style-name="T22">tur</text:span>_____<text:line-break/></text:p>
            </text:list-item>
            <text:list-item>
              <text:p text:style-name="P19">print(vegetable[0:(i-1)])<text:tab/><text:tab/><text:tab/><text:tab/><text:tab/>(f)_____<text:span text:style-name="T22">turn</text:span>____<text:span text:style-name="T1"><text:line-break/><text:line-break/></text:span></text:p>
            </text:list-item>
          </text:list>
        </text:list-item>
        <text:list-item>
          <text:p text:style-name="P14">There's an error in both code samples below. <text:s/>Circle the line where the error occurs. <text:s/>To the right of each code sample, explain why there's an error: (3 points)<text:line-break/></text:p>
          <text:list>
            <text:list-item>
              <text:p text:style-name="P19">s = 'hello'<text:tab/><text:tab/><text:tab/><text:tab/><text:span text:style-name="T22">strings are immutable (TypeError)</text:span><text:line-break/><text:span text:style-name="T34">s[0] = 'C'</text:span></text:p>
              <text:p text:style-name="P19">s = s.upper()</text:p>
              <text:p text:style-name="P19">print(s) <text:s/><text:line-break/></text:p>
            </text:list-item>
            <text:list-item>
              <text:p text:style-name="P19">c = '1'<text:tab/><text:tab/><text:tab/><text:tab/><text:tab/><text:span text:style-name="T22">indexes are integers (TypeError)</text:span><text:line-break/>numbers = [1, 3, 2] + [4, 5, 6]<text:line-break/>numbers[5] = 9</text:p>
              <text:p text:style-name="P19"><text:span text:style-name="T34">numbers[c] = 12</text:span><text:line-break/></text:p>
            </text:list-item>
            <text:list-item>
              <text:p text:style-name="P19"><text:span text:style-name="T34">a = say_hello('yo yo meow')</text:span><text:line-break/>def say_hello(name):<text:tab/><text:tab/><text:tab/><text:span text:style-name="T22">function doesn't exist yet (NameError)</text:span><text:line-break/> <text:s text:c="3"/>print('hello %s' % (name))<text:span text:style-name="T1"><text:line-break/><text:line-break/></text:span></text:p>
            </text:list-item>
          </text:list>
        </text:list-item>
        <text:list-item>
          <text:p text:style-name="P14">Create a function called it <text:span text:style-name="T9">unique_and_filter</text:span>... (4 points)<text:line-break/></text:p>
          <text:list>
            <text:list-item>
              <text:p text:style-name="P14">it will <text:s/>expect a <text:span text:style-name="T3">list of </text:span><text:span text:style-name="T12">only </text:span><text:span text:style-name="T3">strings</text:span> as an input</text:p>
            </text:list-item>
            <text:list-item>
              <text:p text:style-name="P14">it will filter that list by:</text:p>
              <text:list>
                <text:list-item>
                  <text:p text:style-name="P14">removing duplicates</text:p>
                </text:list-item>
                <text:list-item>
                  <text:p text:style-name="P14">ignoring any string that's three letters or less </text:p>
                </text:list-item>
                <text:list-item>
                  <text:p text:style-name="P14">ignoring any string that only consists of numbers (is numeric)</text:p>
                </text:list-item>
              </text:list>
            </text:list-item>
            <text:list-item>
              <text:p text:style-name="P14">an empty list returns an empty list</text:p>
            </text:list-item>
            <text:list-item>
              <text:p text:style-name="P14">write two assertions to test your code</text:p>
            </text:list-item>
            <text:list-item>
              <text:p text:style-name="P14">Sample output:<text:line-break/><text:line-break/><text:span text:style-name="T8">&gt;&gt;&gt; unique_strings = unique_and_filter(['cat', '23', 'four', 'four', 'hello', 'dog'])<text:line-break/>&gt;&gt;&gt; print(unique_strings)<text:line-break/>['four', 'hello']<text:line-break/></text:span></text:p>
            </text:list-item>
          </text:list>
          <text:p text:style-name="P20">def unique_and_filter(words):</text:p>
          <text:p text:style-name="P20"><text:s text:c="4"/>filtered_words = []</text:p>
          <text:p text:style-name="P20"><text:s text:c="4"/>for w in words:</text:p>
          <text:p text:style-name="P20"><text:s text:c="8"/>if w not in filtered_words and len(w) &gt; 3 and not w.isdigit():</text:p>
          <text:p text:style-name="P20"><text:s text:c="12"/>filtered_words.append(w)</text:p>
          <text:p text:style-name="P20"><text:s text:c="4"/>return filtered_words</text:p>
          <text:p text:style-name="P20"/>
          <text:p text:style-name="P20">assert ['four', 'hello'] == unique_and_filter(['cat', '23', 'four', 'four', 'hello', 'dog'])</text:p>
          <text:p text:style-name="P20">assert [] == unique_and_filter([])</text:p>
          <text:p text:style-name="P14"><text:line-break/><text:line-break/><text:line-break/><text:line-break/><text:line-break/><text:line-break/><text:line-break/></text:p>
          <text:list text:continue-numbering="true">
            <text:list-header>
              <text:p text:style-name="P14"><text:soft-page-break/><text:line-break/><text:line-break/></text:p>
            </text:list-header>
          </text:list>
        </text:list-item>
        <text:list-item>
          <text:p text:style-name="P14"><text:span text:style-name="T29">Name these following methods: </text:span><text:span text:style-name="T38"><text:s text:c="2"/></text:span><text:span text:style-name="T28">these methods will not be on the exam</text:span><text:span text:style-name="T29"><text:line-break/><text:line-break/>(1) creates a string from a list: ___</text:span><text:span text:style-name="T27">join(list)</text:span><text:span text:style-name="T29">________ <text:tab/><text:tab/>(2) creates a list from a string _____</text:span><text:span text:style-name="T27">split(string)</text:span><text:span text:style-name="T29">______</text:span><text:line-break/><text:line-break/></text:p>
        </text:list-item>
        <text:list-item>
          <text:p text:style-name="P14">Using the code in the 1<text:span text:style-name="T7">st</text:span> column, answer the questions in the second and third columns. <text:s text:c="2"/>If the question asks for output, <text:span text:style-name="T3">error</text:span> is always a possible answer. <text:s/>(3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7">def say_cheese(n):</text:p>
            <text:p text:style-name="P7"><text:s text:c="4"/>s = n * 'cheese'</text:p>
            <text:p text:style-name="P7"><text:s text:c="4"/>print(s)</text:p>
            <text:p text:style-name="P7">talk = say_cheese(3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T23">cheesecheesecheese</text:span></text:p>
          </table:table-cell>
          <table:table-cell table:style-name="Table2.C2" office:value-type="string">
            <text:p text:style-name="P1">What is the <text:span text:style-name="T3">value</text:span> of the variable called <text:span text:style-name="T3">talk</text:span>?<text:line-break/><text:span text:style-name="T22">None</text:span></text:p>
          </table:table-cell>
        </table:table-row>
        <table:table-row>
          <table:table-cell table:style-name="Table2.A2" office:value-type="string">
            <text:p text:style-name="P7">exclamation = 'boo'</text:p>
            <text:p text:style-name="P7">whisper = 'shhh'</text:p>
            <text:p text:style-name="P7">def do_something():</text:p>
            <text:p text:style-name="P7"><text:s text:c="4"/>exclamation = 'bye!'</text:p>
            <text:p text:style-name="P7"><text:s text:c="4"/>print(whisper)</text:p>
            <text:p text:style-name="P7">do_something()</text:p>
            <text:p text:style-name="P7">print(exclamation)</text:p>
          </table:table-cell>
          <table:table-cell table:style-name="Table2.A2" office:value-type="string">
            <text:p text:style-name="P1">What is the <text:span text:style-name="T3">first</text:span><text:span text:style-name="T12"> </text:span><text:span text:style-name="T13">line of </text:span><text:span text:style-name="T14">output</text:span><text:span text:style-name="T12"> </text:span><text:span text:style-name="T13">for this program?<text:line-break/><text:line-break/></text:span><text:span text:style-name="T26">shhh</text:span></text:p>
          </table:table-cell>
          <table:table-cell table:style-name="Table2.C2" office:value-type="string">
            <text:p text:style-name="P1">What is the <text:span text:style-name="T3">second</text:span><text:span text:style-name="T12"> </text:span><text:span text:style-name="T13">line of </text:span><text:span text:style-name="T14">output</text:span><text:span text:style-name="T12"> </text:span><text:span text:style-name="T13">for this program?</text:span><text:line-break/><text:line-break/><text:span text:style-name="T22">boo</text:span></text:p>
          </table:table-cell>
        </table:table-row>
        <table:table-row>
          <table:table-cell table:style-name="Table2.A2" office:value-type="string">
            <text:p text:style-name="P7">def join_three(a, b, c):</text:p>
            <text:p text:style-name="P7"><text:s text:c="4"/>return '%s, %s, %s' % (a, b, c)</text:p>
            <text:p text:style-name="P7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3">output</text:span> of this program?<text:line-break/><text:line-break/><text:span text:style-name="T22">3, 2, 1</text:span></text:p>
          </table:table-cell>
          <table:table-cell table:style-name="Table2.C2" office:value-type="string">
            <text:p text:style-name="P1">What data <text:span text:style-name="T3">type</text:span> is returned from join_three?<text:line-break/><text:line-break/><text:span text:style-name="T22">str</text:span></text:p>
          </table:table-cell>
        </table:table-row>
      </table:table>
      <text:list xml:id="list282664667" text:continue-numbering="true" text:style-name="L1">
        <text:list-header>
          <text:p text:style-name="P14"/>
        </text:list-header>
        <text:list-item>
          <text:p text:style-name="P14">Implement the following function (note that there are already built-in constructs, functions and methods in Python that provide similar functionality, but we'll be writing our own):<text:line-break/></text:p>
          <text:list>
            <text:list-item>
              <text:p text:style-name="P14">Create a function called <text:span text:style-name="T3">is_in_list </text:span><text:span text:style-name="T6">(½ point)</text:span></text:p>
            </text:list-item>
            <text:list-item>
              <text:p text:style-name="P14"><text:span text:style-name="T6">The function should take </text:span><text:span text:style-name="T3">two arguments</text:span><text:span text:style-name="T6">, an </text:span><text:span text:style-name="T3">integer</text:span><text:span text:style-name="T6"> named </text:span><text:span text:style-name="T3">n</text:span><text:span text:style-name="T6"> and a </text:span><text:span text:style-name="T3">list</text:span><text:span text:style-name="T6"> named </text:span><text:span text:style-name="T3">numbers</text:span><text:span text:style-name="T6"> (½ point)</text:span></text:p>
            </text:list-item>
            <text:list-item>
              <text:p text:style-name="P14"><text:span text:style-name="T6">The function should </text:span><text:span text:style-name="T3">return True or False </text:span><text:span text:style-name="T6">depending on whether or not the number is in the list (2 points)</text:span></text:p>
            </text:list-item>
            <text:list-item>
              <text:p text:style-name="P16">Ignore the case where the function either receives non-integer values for the first argument or a value that is not a list of integers for the second argument.</text:p>
            </text:list-item>
            <text:list-item>
              <text:p text:style-name="P16">Create two assertions to test your function.</text:p>
            </text:list-item>
            <text:list-item>
              <text:p text:style-name="P16">Example Output:<text:line-break/><text:line-break/><text:span text:style-name="T8">&gt;&gt;&gt; print(is_in_list(1, [1, 2, 3]))</text:span></text:p>
              <text:p text:style-name="P19">True</text:p>
              <text:p text:style-name="P19">&gt;&gt;&gt; print(is_in_list(4, [1, 2, 3]))</text:p>
              <text:p text:style-name="P19">False</text:p>
              <text:p text:style-name="P19">&gt;&gt;&gt; print(is_in_list(4, []))</text:p>
              <text:p text:style-name="P14"><text:span text:style-name="T10">False</text:span><text:span text:style-name="T6"><text:line-break/><text:line-break/></text:span><text:span text:style-name="T25">def is_in_list(v, items):</text:span></text:p>
              <text:p text:style-name="P21"><text:s text:c="4"/>in_list = False</text:p>
              <text:p text:style-name="P21"><text:s text:c="4"/>for item in items:</text:p>
              <text:p text:style-name="P21"><text:s text:c="8"/>if v == item:</text:p>
              <text:p text:style-name="P21"><text:s text:c="12"/>in_list = True</text:p>
              <text:p text:style-name="P21"><text:s text:c="12"/>break</text:p>
              <text:p text:style-name="P21"><text:s text:c="4"/>return in_list</text:p>
              <text:p text:style-name="P21"/>
              <text:p text:style-name="P21">assert True == is_in_list(1, [1, 2, 3]) </text:p>
              <text:p text:style-name="P21">assert True == is_in_list(1, [3, 2, 1]) </text:p>
              <text:p text:style-name="P21">assert False == is_in_list(1, [2, 2, 2]) </text:p>
              <text:p text:style-name="P14"><text:span text:style-name="T25">assert False == is_in_list(1, []) </text:span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31"><text:soft-page-break/><text:span text:style-name="T6">What is the output of the following lines of code (error is possible)? (1 point)<text:line-break/><text:line-break/></text:span><text:span text:style-name="T10">template = '{0} foxes and {0} {1}'<text:line-break/>print(template.format('four', 'flamingoes'))<text:line-break/><text:line-break/>print('%s foxes and %s %s' % ('four', 'flamingoes'))</text:span><text:span text:style-name="T6"><text:line-break/><text:line-break/></text:span><text:span text:style-name="T25">four foxes and four flamingoes<text:line-break/><text:line-break/>Error (TypeError: not enough arguments for format string)</text:span><text:span text:style-name="T6"><text:line-break/></text:span></text:p>
        </text:list-item>
        <text:list-item>
          <text:p text:style-name="P31"><text:span text:style-name="T6">Use the following list to answer the questions below...<text:line-break/><text:line-break/></text:span><text:span text:style-name="T10">a = [[1, 2, 3], [4, 5, 6], [7, 8, 9], [10, 11, 12], [13, 14, 15]]<text:line-break/></text:span></text:p>
          <text:p text:style-name="P33">Part 1 <text:span text:style-name="T6">-</text:span><text:span text:style-name="T16"> write the code described in the table below based on the list above (2 points)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U<text:span text:style-name="T6">sing </text:span><text:span text:style-name="T3">list indexing</text:span><text:span text:style-name="T6">, write code below to change the number </text:span><text:span text:style-name="T9">15</text:span><text:span text:style-name="T6"> to the word '</text:span><text:span text:style-name="T9">fifteen</text:span><text:span text:style-name="T6">' and the number </text:span><text:span text:style-name="T9">4</text:span><text:span text:style-name="T6"> to the word '</text:span><text:span text:style-name="T9">four</text:span><text:span text:style-name="T6">'.</text:span></text:p>
          </table:table-cell>
          <table:table-cell table:style-name="Table11.B1" office:value-type="string">
            <text:p text:style-name="P5">Write a loop below that would change the 3rd element in every inner list to an exclamation point:<text:line-break/>[[1, 2, '!'], [4, 5, '!'] ... ]</text:p>
          </table:table-cell>
        </table:table-row>
        <table:table-row>
          <table:table-cell table:style-name="Table11.A2" office:value-type="string">
            <text:p text:style-name="P5"><text:line-break/><text:span text:style-name="T36">a[-1][-1] = 'fifteen'<text:line-break/>a[1][0] = 'four'</text:span></text:p>
          </table:table-cell>
          <table:table-cell table:style-name="Table11.B2" office:value-type="string">
            <text:p text:style-name="P8"/>
            <text:p text:style-name="P8">for inner_list in a:</text:p>
            <text:p text:style-name="P8"><text:s text:c="3"/>inner_list[2] = '!'</text:p>
          </table:table-cell>
        </table:table-row>
      </table:table>
      <text:list xml:id="list235425686" text:continue-numbering="true" text:style-name="L1">
        <text:list-header>
          <text:p text:style-name="P16"><text:tab/><text:tab/></text:p>
          <text:p text:style-name="P16"><text:span text:style-name="T3">Part 2 </text:span><text:span text:style-name="T1">-</text:span><text:span text:style-name="T15"> write the code described in the instructions below based on the list above (3 points)</text:span><text:span text:style-name="T3"><text:line-break/><text:line-break/></text:span>Loop through every element in every nested list in the variable <text:span text:style-name="T9">a</text:span>. <text:s/><text:line-break/></text:p>
          <text:list>
            <text:list-item>
              <text:p text:style-name="P16">Print out the inner list index before printing out every element of the inner list</text:p>
            </text:list-item>
            <text:list-item>
              <text:p text:style-name="P16">Example output:<text:line-break/><text:line-break/><text:span text:style-name="T8">List at index 0:<text:line-break/>1<text:line-break/>2<text:line-break/>3<text:line-break/>List at index 1:<text:line-break/>4<text:line-break/>5<text:line-break/>6<text:line-break/></text:span><text:line-break/><text:span text:style-name="T36">count = 0<text:line-break/>for inner_list in a:<text:line-break/> <text:s/>print('List at index %s' % count)</text:span></text:p>
              <text:p text:style-name="P22"><text:s text:c="2"/>for list_item in inner_list:</text:p>
              <text:p text:style-name="P16"><text:span text:style-name="T36"><text:s text:c="4"/>print(list_item)<text:line-break/> <text:s/>count += 1</text:span><text:line-break/><text:line-break/></text:p>
            </text:list-item>
          </text:list>
        </text:list-header>
        <text:list-item>
          <text:p text:style-name="P32">Write the following program... (2 points)</text:p>
          <text:list>
            <text:list-item>
              <text:p text:style-name="P32">Stores a list of 4 words:<text:span text:style-name="T8"> 'dog', 'cat', 'bat', 'frog'</text:span></text:p>
            </text:list-item>
            <text:list-item>
              <text:p text:style-name="P32">It will then continually ask the user for a word. If the word, <text:span text:style-name="T14">in any casing, lower or upper,</text:span><text:span text:style-name="T12"> </text:span><text:span text:style-name="T13">appears in the stored list of words, stop asking for a word and prints out </text:span><text:span text:style-name="T11">'Done!'</text:span><text:span text:style-name="T13">.</text:span></text:p>
            </text:list-item>
            <text:list-item>
              <text:p text:style-name="P32">Example output: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ord please!<text:line-break/>&gt; burrito<text:line-break/>Word please!<text:line-break/>&gt; bat<text:line-break/>Done!</text:p>
          </table:table-cell>
          <table:table-cell table:style-name="Table3.A1" office:value-type="string">
            <text:list xml:id="list858821409" text:continue-numbering="true" text:style-name="L1">
              <text:list-header>
                <text:p text:style-name="P22">words = ['dog', 'cat', 'bat', 'frog']<text:line-break/>answer = ''<text:line-break/>while answer.lower() not in words:<text:line-break/> <text:s text:c="3"/>answer = input('Word please!\n&gt;')<text:line-break/>print('Done!')</text:p>
              </text:list-header>
            </text:list>
          </table:table-cell>
        </table:table-row>
      </table:table>
      <text:list xml:id="list698024157" text:continue-numbering="true" text:style-name="L1">
        <text:list-item>
          <text:list>
            <text:list-header>
              <text:p text:style-name="P32"/>
            </text:list-header>
          </text:list>
        </text:list-item>
        <text:list-item>
          <text:p text:style-name="P32">Write a program that asks for exactly 5 words. After all five words are entered, print them out in alphabetical order (hint: there's a list method to do this). (2 points)<text:line-break/><text:line-break/><text:span text:style-name="T37">words = []<text:line-break/>for num in range(5):<text:line-break/> <text:s text:c="3"/>words.append(input('Word please!'))<text:line-break/>words.sort()<text:line-break/>for word in words:<text:line-break/> <text:s text:c="3"/>print(word)</text:span><text:line-break/><text:line-break/><text:line-break/><text:line-break/><text:soft-page-break/></text:p>
        </text:list-item>
        <text:list-item>
          <text:p text:style-name="P32">What is the output of the following program? <text:s/>Use the grid to the right of the program as a guide; <text:s/><text:span text:style-name="T3">each individual character of output can be placed in a single box</text:span>. <text:s/><text:span text:style-name="T3">Leave a box blank to represent a space character</text:span>. <text:s/>You do not have to use all of the boxes. (3 points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def create_table(size, letters):<text:line-break/> <text:s text:c="3"/>table = ''<text:line-break/> <text:s text:c="3"/>for i in range(1, size + 1):<text:line-break/> <text:s text:c="7"/>row = ''<text:line-break/> <text:s text:c="7"/>for c in letters:<text:line-break/> <text:s text:c="11"/>row += str(i) + c + ' '<text:line-break/> <text:s text:c="7"/>table += row + '\n'<text:line-break/> <text:s text:c="3"/>return table</text:p>
            <text:p text:style-name="P10"/>
            <text:p text:style-name="P13">def main():<text:line-break/> <text:s text:c="3"/>num, s = 4, 'abc'<text:line-break/> <text:s text:c="3"/>print(create_table(num, s))<text:line-break/>main()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A"/>
              <table:table-column table:style-name="Table6.B" table:number-columns-repeated="2"/>
              <table:table-column table:style-name="Table6.A"/>
              <table:table-column table:style-name="Table6.B"/>
              <table:table-column table:style-name="Table6.A"/>
              <table:table-column table:style-name="Table6.B"/>
              <table:table-column table:style-name="Table6.J"/>
              <table:table-row>
                <table:table-cell table:style-name="Table6.A1" office:value-type="float" office:value="1">
                  <text:p text:style-name="P9">1</text:p>
                </table:table-cell>
                <table:table-cell table:style-name="Table6.B1" office:value-type="string">
                  <text:p text:style-name="P9">a</text:p>
                </table:table-cell>
                <table:table-cell table:style-name="Table6.B1" office:value-type="string">
                  <text:p text:style-name="P9"/>
                </table:table-cell>
                <table:table-cell table:style-name="Table6.A1" office:value-type="float" office:value="1">
                  <text:p text:style-name="P9">1</text:p>
                </table:table-cell>
                <table:table-cell table:style-name="Table6.B1" office:value-type="string">
                  <text:p text:style-name="P9">b</text:p>
                </table:table-cell>
                <table:table-cell table:style-name="Table6.B1" office:value-type="string">
                  <text:p text:style-name="P9"/>
                </table:table-cell>
                <table:table-cell table:style-name="Table6.A1" office:value-type="float" office:value="1">
                  <text:p text:style-name="P9">1</text:p>
                </table:table-cell>
                <table:table-cell table:style-name="Table6.B1" office:value-type="string">
                  <text:p text:style-name="P9">c</text:p>
                </table:table-cell>
                <table:table-cell table:style-name="Table6.B1" office:value-type="string">
                  <text:p text:style-name="P4"/>
                </table:table-cell>
                <table:table-cell table:style-name="Table6.J1" office:value-type="string">
                  <text:p text:style-name="P4"/>
                </table:table-cell>
              </table:table-row>
              <table:table-row>
                <table:table-cell table:style-name="Table6.A2" office:value-type="float" office:value="2">
                  <text:p text:style-name="P9">2</text:p>
                </table:table-cell>
                <table:table-cell table:style-name="Table6.B2" office:value-type="string">
                  <text:p text:style-name="P9">a</text:p>
                </table:table-cell>
                <table:table-cell table:style-name="Table6.B2" office:value-type="string">
                  <text:p text:style-name="P9"/>
                </table:table-cell>
                <table:table-cell table:style-name="Table6.A2" office:value-type="float" office:value="2">
                  <text:p text:style-name="P9">2</text:p>
                </table:table-cell>
                <table:table-cell table:style-name="Table6.B2" office:value-type="string">
                  <text:p text:style-name="P9">b</text:p>
                </table:table-cell>
                <table:table-cell table:style-name="Table6.B2" office:value-type="string">
                  <text:p text:style-name="P9"/>
                </table:table-cell>
                <table:table-cell table:style-name="Table6.A2" office:value-type="float" office:value="2">
                  <text:p text:style-name="P9">2</text:p>
                </table:table-cell>
                <table:table-cell table:style-name="Table6.B2" office:value-type="string">
                  <text:p text:style-name="P9">c</text:p>
                </table:table-cell>
                <table:table-cell table:style-name="Table6.B2" office:value-type="string">
                  <text:p text:style-name="P4"/>
                </table:table-cell>
                <table:table-cell table:style-name="Table6.J2" office:value-type="string">
                  <text:p text:style-name="P4"/>
                </table:table-cell>
              </table:table-row>
              <table:table-row>
                <table:table-cell table:style-name="Table6.A2" office:value-type="float" office:value="3">
                  <text:p text:style-name="P9">3</text:p>
                </table:table-cell>
                <table:table-cell table:style-name="Table6.B2" office:value-type="string">
                  <text:p text:style-name="P9">a</text:p>
                </table:table-cell>
                <table:table-cell table:style-name="Table6.B2" office:value-type="string">
                  <text:p text:style-name="P9"/>
                </table:table-cell>
                <table:table-cell table:style-name="Table6.A2" office:value-type="float" office:value="3">
                  <text:p text:style-name="P9">3</text:p>
                </table:table-cell>
                <table:table-cell table:style-name="Table6.B2" office:value-type="string">
                  <text:p text:style-name="P9">b</text:p>
                </table:table-cell>
                <table:table-cell table:style-name="Table6.B2" office:value-type="string">
                  <text:p text:style-name="P9"/>
                </table:table-cell>
                <table:table-cell table:style-name="Table6.A2" office:value-type="float" office:value="3">
                  <text:p text:style-name="P9">3</text:p>
                </table:table-cell>
                <table:table-cell table:style-name="Table6.B2" office:value-type="string">
                  <text:p text:style-name="P9">c</text:p>
                </table:table-cell>
                <table:table-cell table:style-name="Table6.B2" office:value-type="string">
                  <text:p text:style-name="P4"/>
                </table:table-cell>
                <table:table-cell table:style-name="Table6.J2" office:value-type="string">
                  <text:p text:style-name="P4"/>
                </table:table-cell>
              </table:table-row>
              <table:table-row>
                <table:table-cell table:style-name="Table6.A2" office:value-type="float" office:value="4">
                  <text:p text:style-name="P9">4</text:p>
                </table:table-cell>
                <table:table-cell table:style-name="Table6.B2" office:value-type="string">
                  <text:p text:style-name="P9">a</text:p>
                </table:table-cell>
                <table:table-cell table:style-name="Table6.B2" office:value-type="string">
                  <text:p text:style-name="P9"/>
                </table:table-cell>
                <table:table-cell table:style-name="Table6.A2" office:value-type="float" office:value="4">
                  <text:p text:style-name="P9">4</text:p>
                </table:table-cell>
                <table:table-cell table:style-name="Table6.B2" office:value-type="string">
                  <text:p text:style-name="P9">b</text:p>
                </table:table-cell>
                <table:table-cell table:style-name="Table6.B2" office:value-type="string">
                  <text:p text:style-name="P9"/>
                </table:table-cell>
                <table:table-cell table:style-name="Table6.A2" office:value-type="float" office:value="4">
                  <text:p text:style-name="P9">4</text:p>
                </table:table-cell>
                <table:table-cell table:style-name="Table6.B2" office:value-type="string">
                  <text:p text:style-name="P9">c</text:p>
                </table:table-cell>
                <table:table-cell table:style-name="Table6.B2" office:value-type="string">
                  <text:p text:style-name="P4"/>
                </table:table-cell>
                <table:table-cell table:style-name="Table6.J2" office:value-type="string">
                  <text:p text:style-name="P4"/>
                </table:table-cell>
              </table:table-row>
              <table:table-row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J2" office:value-type="string">
                  <text:p text:style-name="P4"/>
                </table:table-cell>
              </table:table-row>
              <table:table-row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J2" office:value-type="string">
                  <text:p text:style-name="P4"/>
                </table:table-cell>
              </table:table-row>
              <table:table-row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  <table:table-cell table:style-name="Table6.J2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</table:table>
      <text:list xml:id="list1860521366" text:continue-numbering="true" text:style-name="L1">
        <text:list-header>
          <text:p text:style-name="P30"/>
        </text:list-header>
        <text:list-item>
          <text:p text:style-name="P23"><text:span text:style-name="T21">Create a </text:span><text:span text:style-name="T4">function called </text:span><text:span text:style-name="T20">make_acronym</text:span><text:span text:style-name="T21">. It takes a string as an argument. It extracts words from the string by using space as a word separator. It takes the first letter of each word that </text:span><text:span text:style-name="T5">starts in uppercase</text:span><text:span text:style-name="T21"> to create a new word. (4 points) </text:span></text:p>
          <text:p text:style-name="P32">See the following examples below (the first one omits 'of' because it does not start with an uppercase letter).</text:p>
          <text:p text:style-name="P28"><text:span text:style-name="T17">&gt;&gt;&gt; print(make_acronym("</text:span><text:span text:style-name="T19">B</text:span><text:span text:style-name="T17">achelor of </text:span><text:span text:style-name="T19">A</text:span><text:span text:style-name="T17">rts")) <text:line-break/>'BA' <text:line-break/><text:line-break/>&gt;&gt;&gt; print(make_acronym("</text:span><text:span text:style-name="T18">T</text:span><text:span text:style-name="T17">oo </text:span><text:span text:style-name="T18">L</text:span><text:span text:style-name="T17">ong </text:span><text:span text:style-name="T18">D</text:span><text:span text:style-name="T17">idn't </text:span><text:span text:style-name="T18">R</text:span><text:span text:style-name="T17">ead")) <text:line-break/>'TLDR'</text:span><text:line-break/><text:span text:style-name="T35"><text:line-break/></text:span><text:span text:style-name="Answer">def make_acronym(s):</text:span></text:p>
          <text:p text:style-name="P25"><text:s text:c="4"/>acronym = ''</text:p>
          <text:p text:style-name="P25"><text:s text:c="4"/>words = s.split(' ')</text:p>
          <text:p text:style-name="P25"><text:s text:c="4"/>for word in words:</text:p>
          <text:p text:style-name="P25"><text:s text:c="8"/>if word[0].isupper():</text:p>
          <text:p text:style-name="P25"><text:s text:c="12"/>acronym += word[0]</text:p>
          <text:p text:style-name="P25"><text:s text:c="4"/>return acronym<text:line-break/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swer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336633" style:font-name="Courier" fo:font-size="8pt" fo:font-weight="normal" style:font-size-asian="8pt" style:font-weight-asian="normal" style:font-size-complex="8pt" style:font-weight-complex="norma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5-11-08T19:09:40</dc:date>
    <dc:creator>Joe Versoza</dc:creator>
    <meta:editing-duration>P14DT12H22M33S</meta:editing-duration>
    <meta:editing-cycles>95</meta:editing-cycles>
    <meta:generator>OpenOffice/4.1.1$Unix OpenOffice.org_project/411m6$Build-9775</meta:generator>
    <meta:document-statistic meta:table-count="7" meta:image-count="0" meta:object-count="0" meta:page-count="5" meta:paragraph-count="182" meta:word-count="1474" meta:character-count="9035"/>
  </office:meta>
</office:document-meta>
</file>